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b613d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ff00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id="id1" draw:layer="layout" svg:width="4.335cm" svg:height="0.78cm" svg:x="2.08cm" svg:y="1.535cm">
          <text:p text:style-name="P1"><text:span text:style-name="T1">Start handover event</text:span></text:p>
        </draw:rect>
        <draw:rect draw:style-name="gr2" draw:text-style-name="P2" draw:id="id2" draw:layer="layout" svg:width="4.444cm" svg:height="1.97cm" svg:x="11.16cm" svg:y="1.97cm">
          <text:p text:style-name="P1"><text:span text:style-name="T1">Release claimed channel </text:span></text:p>
          <text:p text:style-name="P1"><text:span text:style-name="T1">to the base station the</text:span></text:p>
          <text:p text:style-name="P1"><text:span text:style-name="T1"><text:s/></text:span><text:span text:style-name="T1">call is leaving</text:span></text:p>
        </draw:rect>
        <draw:custom-shape draw:style-name="gr3" draw:text-style-name="P2" draw:id="id7" draw:layer="layout" svg:width="5.715cm" svg:height="2.54cm" svg:x="10.525cm" svg:y="5.18cm">
          <text:p text:style-name="P1"><text:span text:style-name="T1">Try to claim channel</text:span></text:p>
          <text:p text:style-name="P1"><text:span text:style-name="T1">from the base station</text:span></text:p>
          <text:p text:style-name="P1"><text:span text:style-name="T1">the call is enter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2" draw:id="id3" draw:layer="layout" svg:width="3.81cm" svg:height="1.27cm" svg:x="16.24cm" svg:y="8.555cm">
          <text:p text:style-name="P1"><text:span text:style-name="T1">Report dropped call</text:span></text:p>
        </draw:rect>
        <draw:rect draw:style-name="gr1" draw:text-style-name="P2" draw:id="id4" draw:layer="layout" svg:width="3.174cm" svg:height="0.78cm" svg:x="14.971cm" svg:y="15.405cm">
          <text:p text:style-name="P1"><text:span text:style-name="T1">End</text:span></text:p>
        </draw:rect>
        <draw:custom-shape draw:style-name="gr3" draw:text-style-name="P2" draw:id="id6" draw:layer="layout" svg:width="5.715cm" svg:height="2.54cm" svg:x="6.08cm" svg:y="8.89cm">
          <text:p text:style-name="P1"><text:span text:style-name="T1">The call will end</text:span></text:p>
          <text:p text:style-name="P1"><text:span text:style-name="T1">within the range of its</text:span></text:p>
          <text:p text:style-name="P1"><text:span text:style-name="T1">current base st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6.415cm" svg:y1="1.925cm" svg:x2="11.16cm" svg:y2="2.955cm" draw:start-shape="id1" draw:start-glue-point="1" draw:end-shape="id2" svg:d="m6415 1925h2373v1030h2372">
          <text:p/>
        </draw:connector>
        <draw:rect draw:style-name="gr2" draw:text-style-name="P2" draw:id="id5" draw:layer="layout" svg:width="4.444cm" svg:height="1.51cm" svg:x="10.66cm" svg:y="11.865cm">
          <text:p text:style-name="P1"><text:span text:style-name="T1">Create new hangup event</text:span></text:p>
          <text:p text:style-name="P1"><text:span text:style-name="T1">and add to event queue</text:span></text:p>
        </draw:rect>
        <draw:connector draw:style-name="gr5" draw:text-style-name="P1" draw:layer="layout" svg:x1="18.145cm" svg:y1="9.825cm" svg:x2="16.558cm" svg:y2="15.405cm" draw:start-shape="id3" draw:start-glue-point="2" draw:end-shape="id4" svg:d="m18145 9825v2790h-1587v2790">
          <text:p/>
        </draw:connector>
        <draw:connector draw:style-name="gr5" draw:text-style-name="P1" draw:layer="layout" svg:x1="15.104cm" svg:y1="12.62cm" svg:x2="16.558cm" svg:y2="15.405cm" draw:start-shape="id5" draw:start-glue-point="1" draw:end-shape="id4" draw:end-glue-point="0" svg:d="m15104 12620h1454v2785">
          <text:p/>
        </draw:connector>
        <draw:connector draw:style-name="gr6" draw:text-style-name="P2" draw:layer="layout" svg:x1="11.793cm" svg:y1="10.159cm" svg:x2="12.882cm" svg:y2="11.865cm" draw:start-shape="id6" draw:start-glue-point="7" draw:end-shape="id5" draw:end-glue-point="0" svg:d="m11793 10159h1089v1706">
          <text:p text:style-name="P2"><text:span text:style-name="T1">Yes</text:span></text:p>
        </draw:connector>
        <draw:connector draw:style-name="gr6" draw:text-style-name="P2" draw:layer="layout" svg:x1="16.238cm" svg:y1="6.449cm" svg:x2="18.145cm" svg:y2="8.555cm" draw:start-shape="id7" draw:start-glue-point="7" draw:end-shape="id3" svg:d="m16238 6449h1907v2106">
          <text:p text:style-name="P1"><text:span text:style-name="T1">Failure</text:span></text:p>
        </draw:connector>
        <draw:connector draw:style-name="gr5" draw:text-style-name="P1" draw:layer="layout" svg:x1="13.382cm" svg:y1="3.94cm" svg:x2="13.381cm" svg:y2="5.18cm" draw:start-shape="id2" draw:start-glue-point="2" draw:end-shape="id7" draw:end-glue-point="4" svg:d="m13382 3940v620h-1v620">
          <text:p/>
        </draw:connector>
        <draw:connector draw:style-name="gr6" draw:text-style-name="P2" draw:layer="layout" svg:x1="10.525cm" svg:y1="6.449cm" svg:x2="8.936cm" svg:y2="8.89cm" draw:start-shape="id7" draw:start-glue-point="5" draw:end-shape="id6" draw:end-glue-point="4" svg:d="m10525 6449h-1589v2441">
          <text:p text:style-name="P1"><text:span text:style-name="T1">Success</text:span></text:p>
        </draw:connector>
        <draw:rect draw:style-name="gr2" draw:text-style-name="P2" draw:id="id8" draw:layer="layout" svg:width="3.81cm" svg:height="1.905cm" svg:x="3.605cm" svg:y="13.37cm">
          <text:p text:style-name="P1"><text:span text:style-name="T1">Create new handover</text:span></text:p>
          <text:p text:style-name="P1"><text:span text:style-name="T1">event and add to</text:span></text:p>
          <text:p text:style-name="P1"><text:span text:style-name="T1">event queue</text:span></text:p>
        </draw:rect>
        <draw:connector draw:style-name="gr6" draw:text-style-name="P2" draw:layer="layout" svg:x1="6.08cm" svg:y1="10.159cm" svg:x2="5.51cm" svg:y2="13.37cm" draw:start-shape="id6" draw:start-glue-point="5" draw:end-shape="id8" svg:d="m6080 10159h-570v3211">
          <text:p text:style-name="P1"><text:span text:style-name="T1">No</text:span></text:p>
        </draw:connector>
        <draw:connector draw:style-name="gr5" draw:text-style-name="P1" draw:layer="layout" svg:x1="7.415cm" svg:y1="14.322cm" svg:x2="16.558cm" svg:y2="15.405cm" draw:start-shape="id8" draw:start-glue-point="1" draw:end-shape="id4" draw:end-glue-point="0" svg:d="m7415 14322h9143v10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08T18:49:46.71</meta:creation-date>
    <dc:date>2009-10-08T19:10:10.90</dc:date>
    <meta:editing-duration>PT00H20M26S</meta:editing-duration>
    <meta:editing-cycles>1</meta:editing-cycles>
    <meta:document-statistic meta:object-count="17"/>
    <meta:generator>OpenOffice.org/3.0$Win32 OpenOffice.org_project/300m9$Build-9358</meta:generator>
  </office:meta>
</office:document-meta>
</file>